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Dashgo meet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System ready for testing</text:p>
          </table:table-cell>
          <table:table-cell table:style-name="ce6" office:value-type="float" office:value="4">
            <text:p>4.00</text:p>
          </table:table-cell>
          <table:table-cell table:style-name="ce11" office:value-type="string">
            <text:p>trying to make test account ready for multiple distribution to run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sql do dont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hanges the sql which dont pass with do don'ts and updated the doc file and submit it to snehal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Alignment issue of Distribution tab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fix the alignment issue of distribution tab for for all page for color code colum in I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Caching analyze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analyze the working of cron and report back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2/21/2012</text:date>, <text:time>20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21T20:43:48</dc:date>
    <meta:editing-cycles>239</meta:editing-cycles>
    <meta:editing-duration>P25DT17H18M42S</meta:editing-duration>
    <meta:generator>BrOffice.org/3.3$Linux OpenOffice.org_project/330m20$Build-9567</meta:generator>
    <meta:document-statistic meta:table-count="1" meta:cell-count="24" meta:object-count="0"/>
  </office:meta>
</office:document-meta>
</file>